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ld sheet attribu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r_character_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hap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hapter_Demeano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pecia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R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Ren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ower_Armour_History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ower_Armour_History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ower_Armour_History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Gen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ui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mplex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H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ersonal_Demeano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ast_Ev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escription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escription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escription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eaponSk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WeaponSk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W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allisticSk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BallisticSk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treng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Streng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ough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Tough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g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Ag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ellig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Intellig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erce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Perce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P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ill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Will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W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ellowshi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Fellowshi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F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XPtoSp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XPSp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e_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san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Dis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Dis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Dis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Dis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Dis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Dis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Dis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rru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Maligna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Maligna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Maligna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Mu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Mu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Mu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W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B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P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W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utF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rimarch_Curse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rimarch_Curse-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rimarch_Curse-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rimarch_Curse-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rimarch_Curse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rimarch_Curse-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wareness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ware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ous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harm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h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limb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lim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mmand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ncealment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nceal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ntortionist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ntortion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eceiv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ece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isguis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isgu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odg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o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Evaluat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Evalu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Gambl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Gam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quiry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qui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imidat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imi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Logic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Log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crutiny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cruti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earch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ear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ilent_Mov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ilent_M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wim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w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crobatics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croba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lather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la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hemUs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hem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emolition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emol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errogation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erro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vocation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vo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Literacy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Litera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edica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edica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niscienc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nisci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ecurity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ecur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hadowing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hadow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leightOfHand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leightOf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urvival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urviv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echUs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ech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racking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ra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rangling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rangl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Otherski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Other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iphers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Cipher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Cip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Cipher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Cip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Cipher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Cip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Cipher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Cip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Cipher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Cip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Cipher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Cip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Driv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Driv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Dr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Driv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Dr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Driv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Dr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Driv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Dr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Driv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Dr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Driv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Dr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Linguistics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Linguis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Linguis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Linguis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Linguis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Linguis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Linguis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Linguis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Linguis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Linguis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Linguis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 6thLinguis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Linguis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Linguis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Linguis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Navigation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Navigati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Navi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Navigati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Navi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Navigati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Navi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Navigati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Navi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Navigati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Navi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Navigati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Navi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erformer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Performer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Perfor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Performer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Perfor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Performer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Perfor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Performer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Perfor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Performer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Perfor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ilot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Pilot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Pi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Pilot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Pi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Pilot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Pi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Pilot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Pi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Pilot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Pi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Pilot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Pi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actics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Tac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Tac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Tac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Tac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Tac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Tac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Tac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Tac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Tactics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Tact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rad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Trad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Tr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Trad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Tr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Trad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Tr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Trad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Tr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Trade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Tr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mmonLor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9th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9th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0thCommo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0th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cholasticLor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9th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9th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0thScholastic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0thSchola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orbiddenLoreCharacteris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9th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9th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0thForbidden-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0thForbid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Aptitu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meleeweap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meleeweapon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meleeweaponcl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meleeweaponda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meleeweapon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meleeweaponp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meleeweaponspe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use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str-b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unnatural_str-b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powerarmour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elevant_strength-bonus</text:p>
          </table:table-cell>
        </table:table-row>
        <table:table-row table:style-name="ro1">
          <table:table-cell/>
          <table:table-cell office:value-type="string" calcext:value-type="string">
            <text:p>attr_HalfM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ullM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hargeM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RunM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Thresh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isc_m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ough-bo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_tough-bo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relevant_tough-bo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Harmour</text:p>
          </table:table-cell>
          <table:table-cell office:value-type="string" calcext:value-type="string">
            <text:p>attr_HTotal</text:p>
          </table:table-cell>
        </table:table-row>
        <table:table-row table:style-name="ro1">
          <table:table-cell/>
          <table:table-cell office:value-type="string" calcext:value-type="string">
            <text:p>attr_ArArmour</text:p>
          </table:table-cell>
          <table:table-cell office:value-type="string" calcext:value-type="string">
            <text:p>attr_ArTotal</text:p>
          </table:table-cell>
        </table:table-row>
        <table:table-row table:style-name="ro1">
          <table:table-cell/>
          <table:table-cell office:value-type="string" calcext:value-type="string">
            <text:p>attr_Barmour</text:p>
          </table:table-cell>
          <table:table-cell office:value-type="string" calcext:value-type="string">
            <text:p>attr_BTotal</text:p>
          </table:table-cell>
        </table:table-row>
        <table:table-row table:style-name="ro1">
          <table:table-cell/>
          <table:table-cell office:value-type="string" calcext:value-type="string">
            <text:p>attr_AlArmour</text:p>
          </table:table-cell>
          <table:table-cell office:value-type="string" calcext:value-type="string">
            <text:p>attr_AlTotal</text:p>
          </table:table-cell>
        </table:table-row>
        <table:table-row table:style-name="ro1">
          <table:table-cell/>
          <table:table-cell office:value-type="string" calcext:value-type="string">
            <text:p>attr_LrArmour</text:p>
          </table:table-cell>
          <table:table-cell office:value-type="string" calcext:value-type="string">
            <text:p>attr_LrTotal</text:p>
          </table:table-cell>
        </table:table-row>
        <table:table-row table:style-name="ro1">
          <table:table-cell/>
          <table:table-cell office:value-type="string" calcext:value-type="string">
            <text:p>attr_LlArmour</text:p>
          </table:table-cell>
          <table:table-cell office:value-type="string" calcext:value-type="string">
            <text:p>attr_LlTotal</text:p>
          </table:table-cell>
        </table:table-row>
        <table:table-row table:style-name="ro1">
          <table:table-cell/>
          <table:table-cell office:value-type="string" calcext:value-type="string">
            <text:p>attr_Wounds_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ri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1st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2nd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3rd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4th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5th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6th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7th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8th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Abilit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Abilities</text:p>
          </table:table-cell>
        </table:table-row>
        <table:table-row table:style-name="ro1">
          <table:table-cell/>
          <table:table-cell office:value-type="string" calcext:value-type="string">
            <text:p>attr_Tal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alent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Tal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Tal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TalentsPage</text:p>
          </table:table-cell>
        </table:table-row>
        <table:table-row table:style-name="ro1">
          <table:table-cell/>
          <table:table-cell office:value-type="string" calcext:value-type="string">
            <text:p>attr_Tra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raits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Trai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Tra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TraitsPage</text:p>
          </table:table-cell>
        </table:table-row>
        <table:table-row table:style-name="ro1">
          <table:table-cell/>
          <table:table-cell office:value-type="string" calcext:value-type="string">
            <text:p>repeating_rangedweap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rangedweapon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cl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da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p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sin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se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fu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cl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clip_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re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angedweaponspecial</text:p>
          </table:table-cell>
        </table:table-row>
        <table:table-row table:style-name="ro1">
          <table:table-cell/>
          <table:table-cell office:value-type="string" calcext:value-type="string">
            <text:p>attr_SignatureG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ignatureGearW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ignatureGear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SignatureGea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SignatureGea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SignatureGeasr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SignatureGearsPage</text:p>
          </table:table-cell>
        </table:table-row>
        <table:table-row table:style-name="ro1">
          <table:table-cell/>
          <table:table-cell office:value-type="string" calcext:value-type="string">
            <text:p>attr_Requi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RequisitionedG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RequisitionedGearW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RequisitionedGear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RequisitionedGea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RequisitionedGea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equisitionedGeasrW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RequisitionedGearsPage</text:p>
          </table:table-cell>
        </table:table-row>
        <table:table-row table:style-name="ro1">
          <table:table-cell/>
          <table:table-cell office:value-type="string" calcext:value-type="string">
            <text:p>attr_Carry_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Ra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Power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PsyPow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PsyPow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PsyPowersPage</text:p>
          </table:table-cell>
        </table:table-row>
        <table:table-row table:style-name="ro1">
          <table:table-cell/>
          <table:table-cell office:value-type="string" calcext:value-type="string">
            <text:p>attr_XPtoSp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XPSp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advance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advancement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1x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2x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advancement3xp</text:p>
          </table:table-cell>
        </table:table-row>
        <table:table-row table:style-name="ro1">
          <table:table-cell/>
          <table:table-cell office:value-type="string" calcext:value-type="string">
            <text:p>attr_mode-so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odePage-so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Tal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mode-so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modePage-solo</text:p>
          </table:table-cell>
        </table:table-row>
        <table:table-row table:style-name="ro1">
          <table:table-cell/>
          <table:table-cell office:value-type="string" calcext:value-type="string">
            <text:p>attr_Cohesion_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ohe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ode-squ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odePage-squ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Tal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mode-squ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r_modePage-squ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1:30:38.147000000</meta:creation-date>
    <dc:date>2024-10-20T12:51:10.466000000</dc:date>
    <meta:editing-duration>PT10M7S</meta:editing-duration>
    <meta:editing-cycles>2</meta:editing-cycles>
    <meta:generator>LibreOffice/24.8.0.3$Windows_X86_64 LibreOffice_project/0bdf1299c94fe897b119f97f3c613e9dca6be583</meta:generator>
    <meta:document-statistic meta:table-count="1" meta:cell-count="442" meta:object-count="0"/>
  </office:meta>
</office:document-meta>
</file>